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language="ru" fo:country="RU" fo:font-style="normal" style:text-underline-style="none" style:font-size-asian="12pt" style:font-style-asian="normal" style:font-size-complex="12pt" style:font-style-complex="normal"/>
    </style:style>
    <style:style style:name="P2" style:family="paragraph" style:parent-style-name="Standard">
      <style:paragraph-properties fo:text-align="center" style:justify-single-word="false"/>
      <style:text-properties fo:font-size="14pt" fo:language="ru" fo:country="RU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2pt" fo:language="ru" fo:country="RU" fo:font-style="normal" style:text-underline-style="none" style:font-size-asian="12pt" style:font-style-asian="normal" style:font-size-complex="12pt" style:font-style-complex="normal"/>
    </style:style>
    <style:style style:name="P4" style:family="paragraph" style:parent-style-name="Standard" style:list-style-name="L2">
      <style:paragraph-properties fo:text-align="start" style:justify-single-word="false"/>
      <style:text-properties fo:font-size="12pt" fo:language="ru" fo:country="RU" fo:font-style="normal" style:text-underline-style="none" style:font-size-asian="12pt" style:font-style-asian="normal" style:font-size-complex="12pt" style:font-style-complex="normal"/>
    </style:style>
    <style:style style:name="P5" style:family="paragraph" style:parent-style-name="Standard" style:list-style-name="L3">
      <style:paragraph-properties fo:text-align="start" style:justify-single-word="false"/>
      <style:text-properties fo:font-size="12pt" fo:language="ru" fo:country="RU" fo:font-style="normal" style:text-underline-style="none" style:font-size-asian="12pt" style:font-style-asian="normal" style:font-size-complex="12pt" style:font-style-complex="normal"/>
    </style:style>
    <style:style style:name="P6" style:family="paragraph" style:parent-style-name="Standard" style:list-style-name="L4">
      <style:paragraph-properties fo:text-align="start" style:justify-single-word="false"/>
      <style:text-properties fo:font-size="12pt" fo:language="ru" fo:country="RU" fo:font-style="normal" style:text-underline-style="none" style:font-size-asian="12pt" style:font-style-asian="normal" style:font-size-complex="12pt" style:font-style-complex="normal"/>
    </style:style>
    <style:style style:name="P7" style:family="paragraph" style:parent-style-name="Standard" style:list-style-name="L5">
      <style:paragraph-properties fo:text-align="start" style:justify-single-word="false"/>
      <style:text-properties fo:font-size="12pt" fo:language="ru" fo:country="RU" fo:font-style="normal" style:text-underline-style="none" style:font-size-asian="12pt" style:font-style-asian="normal" style:font-size-complex="12pt" style:font-style-complex="normal"/>
    </style:style>
    <style:style style:name="P8" style:family="paragraph" style:parent-style-name="Standard" style:list-style-name="L6">
      <style:paragraph-properties fo:text-align="start" style:justify-single-word="false"/>
      <style:text-properties fo:font-size="12pt" fo:language="ru" fo:country="RU" fo:font-style="normal" style:text-underline-style="none" style:font-size-asian="12pt" style:font-style-asian="normal" style:font-size-complex="12pt" style:font-style-complex="normal"/>
    </style:style>
    <style:style style:name="P9" style:family="paragraph" style:parent-style-name="Standard" style:list-style-name="L7">
      <style:paragraph-properties fo:text-align="start" style:justify-single-word="false"/>
      <style:text-properties fo:font-size="12pt" fo:language="ru" fo:country="RU" fo:font-style="normal" style:text-underline-style="none" style:font-size-asian="12pt" style:font-style-asian="normal" style:font-size-complex="12pt" style:font-style-complex="normal"/>
    </style:style>
    <style:style style:name="P10" style:family="paragraph" style:parent-style-name="Standard" style:list-style-name="L8">
      <style:paragraph-properties fo:text-align="start" style:justify-single-word="false"/>
      <style:text-properties fo:font-size="12pt" fo:language="ru" fo:country="RU" fo:font-style="normal" style:text-underline-style="none" style:font-size-asian="12pt" style:font-style-asian="normal" style:font-size-complex="12pt" style:font-style-complex="normal"/>
    </style:style>
    <style:style style:name="P11" style:family="paragraph" style:parent-style-name="Standard" style:list-style-name="L9">
      <style:paragraph-properties fo:text-align="start" style:justify-single-word="false"/>
      <style:text-properties fo:font-size="12pt" fo:language="ru" fo:country="RU" fo:font-style="normal" style:text-underline-style="none" style:font-size-asian="12pt" style:font-style-asian="normal" style:font-size-complex="12pt" style:font-style-complex="normal"/>
    </style:style>
    <style:style style:name="P12" style:family="paragraph" style:parent-style-name="Standard" style:list-style-name="L10">
      <style:paragraph-properties fo:text-align="start" style:justify-single-word="false"/>
      <style:text-properties fo:font-size="12pt" fo:language="ru" fo:country="RU" fo:font-style="normal" style:text-underline-style="none" style:font-size-asian="12pt" style:font-style-asian="normal" style:font-size-complex="12pt" style:font-style-complex="normal"/>
    </style:style>
    <style:style style:name="P13" style:family="paragraph" style:parent-style-name="Standard" style:list-style-name="L11">
      <style:paragraph-properties fo:text-align="start" style:justify-single-word="false"/>
      <style:text-properties fo:font-size="12pt" fo:language="ru" fo:country="RU" fo:font-style="normal" style:text-underline-style="none" style:font-size-asian="12pt" style:font-style-asian="normal" style:font-size-complex="12pt" style:font-style-complex="normal"/>
    </style:style>
    <style:style style:name="P14" style:family="paragraph" style:parent-style-name="Standard" style:list-style-name="L12">
      <style:paragraph-properties fo:text-align="start" style:justify-single-word="false"/>
      <style:text-properties fo:font-size="12pt" fo:language="ru" fo:country="RU" fo:font-style="normal" style:text-underline-style="none" style:font-size-asian="12pt" style:font-style-asian="normal" style:font-size-complex="12pt" style:font-style-complex="normal"/>
    </style:style>
    <style:style style:name="P15" style:family="paragraph" style:parent-style-name="Standard" style:list-style-name="L13">
      <style:paragraph-properties fo:text-align="start" style:justify-single-word="false"/>
      <style:text-properties fo:font-size="12pt" fo:language="ru" fo:country="RU" fo:font-style="normal" style:text-underline-style="none" style:font-size-asian="12pt" style:font-style-asian="normal" style:font-size-complex="12pt" style:font-style-complex="normal"/>
    </style:style>
    <style:style style:name="T1" style:family="text">
      <style:text-properties fo:language="en" fo:country="US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/>ТЗ по игре.</text:p>
      <text:list xml:id="list4776473751006319496" text:style-name="L1">
        <text:list-item>
          <text:p text:style-name="P3">Работа над процессом регистрации.</text:p>
        </text:list-item>
      </text:list>
      <text:list xml:id="list270017741083493090" text:style-name="L2">
        <text:list-item>
          <text:p text:style-name="P4">завести базу данных для сохранения вводимых данных (никнейм, логин, пароль, галочка «запомнить логин и пароль»).</text:p>
        </text:list-item>
        <text:list-item>
          <text:p text:style-name="P4">осуществить блокирование кнопок «Готово» на панелях регистрации и создания персонажа пока не будет выполнено заполнение всех указанных параметров.</text:p>
        </text:list-item>
        <text:list-item>
          <text:p text:style-name="P4">осуществить блокирование кнопки «Далее» на регистрационном окне до тех пор пока не будут выбраны все пункты для создания нового персонажа.</text:p>
        </text:list-item>
        <text:list-item>
          <text:p text:style-name="P4">осуществить создание сохранение в базе данных новосозданного персонажа.</text:p>
        </text:list-item>
      </text:list>
      <text:p text:style-name="P1"/>
      <text:p text:style-name="P1"/>
      <text:list xml:id="list34571177" text:continue-list="list4776473751006319496" text:style-name="L1">
        <text:list-item>
          <text:p text:style-name="P3">Работа над созданием персонажа.</text:p>
        </text:list-item>
      </text:list>
      <text:list xml:id="list4492200846427602955" text:style-name="L3">
        <text:list-item>
          <text:p text:style-name="P5">осуществить «подтягивание» заранее сформированного в базе данных «набора» для новичка: (определенное к-во монет в кармане, рубашка, штаны и прочая простая одежда).</text:p>
        </text:list-item>
        <text:list-item>
          <text:p text:style-name="P5">осуществить заполнение базы данных персонажа-героя обновлениями (айдишник, дата)</text:p>
        </text:list-item>
      </text:list>
      <text:p text:style-name="P1"/>
      <text:list xml:id="list34594004" text:continue-list="list34571177" text:style-name="L1">
        <text:list-item>
          <text:p text:style-name="P3">Работа над картой.</text:p>
        </text:list-item>
      </text:list>
      <text:list xml:id="list2784273734665597747" text:style-name="L4">
        <text:list-item>
          <text:p text:style-name="P6">осуществить прорисовку всей карты на панели в виде клеток</text:p>
        </text:list-item>
        <text:list-item>
          <text:p text:style-name="P6">осуществлять прорисовку уже проложенного пути</text:p>
        </text:list-item>
        <text:list-item>
          <text:p text:style-name="P6">по двойному клику по мини-карте открывается глобальная карта</text:p>
        </text:list-item>
        <text:list-item>
          <text:p text:style-name="P6">локации наполняются дверями, существами и сундуками</text:p>
        </text:list-item>
      </text:list>
      <text:p text:style-name="P1"/>
      <text:p text:style-name="P1"/>
      <text:list xml:id="list34588654" text:continue-list="list34594004" text:style-name="L1">
        <text:list-item>
          <text:p text:style-name="P3">Работа над навигационной системой игры для юзера.</text:p>
        </text:list-item>
      </text:list>
      <text:list xml:id="list9068606989820833255" text:style-name="L5">
        <text:list-item>
          <text:p text:style-name="P7">осуществить кнопки для ходьбы в четырех разных направлениях (4 кнопки + еще 1 «стоп»)</text:p>
        </text:list-item>
        <text:list-item>
          <text:p text:style-name="P7">осуществить доступ к инвентарю (+ 1 кнопка под названием «Инвентарь»)</text:p>
        </text:list-item>
        <text:list-item>
          <text:p text:style-name="P7">осуществить доступ к «Параметры» через 1 кнопку</text:p>
        </text:list-item>
        <text:list-item>
          <text:p text:style-name="P7">осуществить кнопку опции для дополнительных возможностей и сохранения и выхода из игры</text:p>
        </text:list-item>
      </text:list>
      <text:p text:style-name="P1"/>
      <text:p text:style-name="P1"/>
      <text:list xml:id="list34587772" text:continue-list="list34588654" text:style-name="L1">
        <text:list-item>
          <text:p text:style-name="P3">Работа с предметами игры.</text:p>
          <text:p text:style-name="P3"/>
        </text:list-item>
      </text:list>
      <text:list xml:id="list356384545269496019" text:style-name="L6">
        <text:list-item>
          <text:p text:style-name="P8">заполнить базу данных предметами всех видов (айдишник, цена, прочность)</text:p>
        </text:list-item>
        <text:list-item>
          <text:p text:style-name="P8">связать с инвентарем: добавлять или убирать из базы данных инвентаря героя</text:p>
        </text:list-item>
        <text:list-item>
          <text:p text:style-name="P8">осуществить потерю прочности</text:p>
        </text:list-item>
        <text:list-item>
          <text:p text:style-name="P8">осуществить появление предметов в локациях</text:p>
        </text:list-item>
        <text:list-item>
          <text:p text:style-name="P8">осуществить появление предметов в локациях в разных количествах</text:p>
        </text:list-item>
      </text:list>
      <text:p text:style-name="P1"/>
      <text:list xml:id="list34566197" text:continue-list="list34587772" text:style-name="L1">
        <text:list-item>
          <text:p text:style-name="P3">Работа над системой и принципом боя между игровым персонажем и мобом.</text:p>
        </text:list-item>
      </text:list>
      <text:list xml:id="list8511053551365268894" text:style-name="L7">
        <text:list-item>
          <text:p text:style-name="P9">осуществить состыковку моба и игрового персонажа-героя</text:p>
        </text:list-item>
        <text:list-item>
          <text:p text:style-name="P9">настроить навигацию боя по принципу нажатия на иконку врага чтобы активировать режим боя</text:p>
        </text:list-item>
        <text:list-item>
          <text:p text:style-name="P9">снятие хп врагу или герою персонажа будет зависеть от уровня его силы, максимального или минимального удара. </text:p>
        </text:list-item>
        <text:list-item>
          <text:p text:style-name="P9">мана <text:s/>зависит от максимального и минимального уровней <text:s/>магической силы, а так же уровня запасов маны героя или моба.</text:p>
        </text:list-item>
        <text:list-item>
          <text:p text:style-name="P9"><text:soft-page-break/>обмен ударами между игроком и мобом будет производиться до тех пор пока хп не станет равно 0.</text:p>
        </text:list-item>
      </text:list>
      <text:p text:style-name="P1"/>
      <text:list xml:id="list34584598" text:continue-list="list34566197" text:style-name="L1">
        <text:list-item>
          <text:p text:style-name="P3">Работа над инвентарем игрового персонажа.</text:p>
        </text:list-item>
      </text:list>
      <text:list xml:id="list1349297035902963298" text:style-name="L8">
        <text:list-item>
          <text:p text:style-name="P10">осуществить связь инвентаря персонажа с базой данных всех вещей в игре.</text:p>
        </text:list-item>
        <text:list-item>
          <text:p text:style-name="P10">осуществить возможность выбрасывать и поднимать вещи пополняя личный инвентарь (завести личный инвентарь персонажа в базе данных, уникальный айдишник, завести базу данных для записи выбрасываемых вещей, покупок, находок и т.д)</text:p>
        </text:list-item>
      </text:list>
      <text:p text:style-name="P1"/>
      <text:list xml:id="list34582980" text:continue-list="list34584598" text:style-name="L1">
        <text:list-item>
          <text:p text:style-name="P3">Работа над торговлей. </text:p>
          <text:p text:style-name="P3">- Осуществить соединение двух баз данных на инвентарь перса и инвентарь торговца (сделать их видимыми друг для друга)</text:p>
          <text:p text:style-name="P3">- осуществить перетягивание вещей друг к другу в инвентарь с учетом цены и уровня вещи за указанную за вещь сумму.</text:p>
          <text:p text:style-name="P3">- деньги начисляются по нажатию кнопки «купить» или «продать» <text:s/></text:p>
          <text:p text:style-name="P3">- если денег нет у перса он не может покупать вещи (если золото=0, то блокируется кнопка «купить»); он может продавать вне зависимости от состояния своего кошелька.</text:p>
        </text:list-item>
      </text:list>
      <text:list xml:id="list3851505397355309909" text:style-name="L9">
        <text:list-item>
          <text:list>
            <text:list-item>
              <text:list>
                <text:list-header>
                  <text:p text:style-name="P11"/>
                  <text:p text:style-name="P11"><text:s text:c="12"/></text:p>
                </text:list-header>
              </text:list>
            </text:list-item>
          </text:list>
        </text:list-item>
      </text:list>
      <text:list xml:id="list34568563" text:continue-list="list34582980" text:style-name="L1">
        <text:list-item>
          <text:p text:style-name="P3">Работа над передвижением героя по карте.</text:p>
          <text:p text:style-name="P3">- осуществить отображение всей карты</text:p>
          <text:p text:style-name="P3"><text:s/>- осуществить отображение пройденого пути (завести базу данных с информацией о карте и того что встречается на каждой клетке: местность, тип поворота, вещи которые могут находиться на ней и отряды)</text:p>
          <text:p text:style-name="P3"><text:s/>- звездочка героя всегда отображена на пути карты </text:p>
          <text:p text:style-name="P3"><text:s/></text:p>
        </text:list-item>
        <text:list-item>
          <text:p text:style-name="P3">Работа над мобами и их возможностями, снаряжением и т. д.</text:p>
        </text:list-item>
      </text:list>
      <text:list xml:id="list6613718158235645313" text:style-name="L10">
        <text:list-item>
          <text:p text:style-name="P12">моб может быть агрессивным и неагрессивным (агрессивный моб защищает всю локацию и нападает на всех в нее входящих. Вариант только драться)</text:p>
        </text:list-item>
        <text:list-item>
          <text:p text:style-name="P12">не агрессивный моб просто ходит по заданной локации, можно либо драться либо нет</text:p>
        </text:list-item>
        <text:list-item>
          <text:p text:style-name="P12">внутри каждого моба, после убийства, можно отыскать какую-то вещь (создать базы данных для инвентаря мобов)</text:p>
        </text:list-item>
        <text:list-item>
          <text:p text:style-name="P12">после убийства любого моба он возрождается в строго определенной точке но в пределах своей локации, уровнем выше чем до этого через каждые 5 уровней перса</text:p>
        </text:list-item>
        <text:list-item>
          <text:p text:style-name="P12">при этом их инвентарь пополняется количественно либо качествыенно (создать в базе данных растущие инвентари в зависимости <text:s/>от уровня)</text:p>
        </text:list-item>
      </text:list>
      <text:p text:style-name="P1"/>
      <text:p text:style-name="P1"/>
      <text:list xml:id="list34589230" text:continue-list="list34568563" text:style-name="L1">
        <text:list-item>
          <text:p text:style-name="P3">Работа над повышением уровня и параметров игрового персонажа.</text:p>
        </text:list-item>
      </text:list>
      <text:list xml:id="list4840979816032007655" text:style-name="L11">
        <text:list-item>
          <text:p text:style-name="P13">Базы данных на рост доспехов и оружие с уровнем персонажа.</text:p>
        </text:list-item>
        <text:list-item>
          <text:p text:style-name="P13">Базы данных на прибавление хп и маны с каждым повышением уровня персонажа.</text:p>
        </text:list-item>
      </text:list>
      <text:p text:style-name="P1"/>
      <text:list xml:id="list34590432" text:continue-list="list34589230" text:style-name="L1">
        <text:list-item>
          <text:p text:style-name="P3">Работа над повышением уровня и параметров игровых мобов.</text:p>
        </text:list-item>
      </text:list>
      <text:list xml:id="list7415426901413197331" text:style-name="L12">
        <text:list-item>
          <text:p text:style-name="P14">Базы данных на рост уровня доспехов и оружия с уровнем мобов который зависит от роста уровня героя.</text:p>
        </text:list-item>
        <text:list-item>
          <text:p text:style-name="P14">Базы данных на прибалвение хп и маны с повышением уровня мобов.</text:p>
        </text:list-item>
      </text:list>
      <text:p text:style-name="P1"/>
      <text:p text:style-name="P1"/>
      <text:list xml:id="list34591134" text:continue-list="list34590432" text:style-name="L1">
        <text:list-item>
          <text:p text:style-name="P3">Работа над возрождением игрового персонажа после его смерти.</text:p>
        </text:list-item>
      </text:list>
      <text:list xml:id="list961554683382278854" text:style-name="L13">
        <text:list-item>
          <text:p text:style-name="P15">когда хп героя после схватки с каким-либо мобом = 0 он возвращается на исходную <text:soft-page-break/>позицию, то есть туда откуда начал игру (база данных апдейт, запись смерти и возрождения)</text:p>
        </text:list-item>
        <text:list-item>
          <text:p text:style-name="P15">при возрождении хп и мана обновляются</text:p>
        </text:list-item>
        <text:list-item>
          <text:p text:style-name="P15">при возрождении вещи которые надеты на герое при возрождении появляются вместе с ним (апдейт возрождение с автоматическим возвращением ему из инвентаря только тех вещей которые надеты)</text:p>
        </text:list-item>
        <text:list-item>
          <text:p text:style-name="P15">вещи которые просто находились в «сумке» остаются на той клетке на которой герой умер.</text:p>
        </text:list-item>
        <text:list-item>
          <text:p text:style-name="P15">Место смерти героя будет обозначаться крестиком и представлять из себя содержимое инвентаря умершего, а так же иметь все характеристики убитого моба: если к нему вернуться и кликнуть дважды — можно забрать весь инвентарь как с погибшего врага.</text:p>
        </text:list-item>
      </text:list>
      <text:p text:style-name="P1"/>
      <text:list xml:id="list34567830" text:continue-list="list34591134" text:style-name="L1">
        <text:list-item>
          <text:p text:style-name="P3">Работа над передвижением мобов по карте.</text:p>
          <text:p text:style-name="P3">- осуществить передвижение мобов по определенной локации (две-три клетки взад-вперед)</text:p>
          <text:p text:style-name="P3"><text:s/>- после смерти возрождаться в строго определенной клетке внутри своей локации</text:p>
          <text:p text:style-name="P3"><text:s/>- запретить выход за пределы локации мобам.</text:p>
        </text:list-item>
      </text:list>
      <text:p text:style-name="P1"/>
      <text:p text:style-name="P1"/>
      <text:list xml:id="list34578692" text:continue-numbering="true" text:style-name="L1">
        <text:list-item>
          <text:p text:style-name="P3">Работа над обмундированием игрового персонажа и мобов.</text:p>
          <text:p text:style-name="P3">- крепость доспехов зависит от уровня персонажей. Переход на уровень выше позволит взять в магазин не или надеть найденную вещь более высокого уровня которая будет лучше защищать от урона или магии.</text:p>
          <text:p text:style-name="P3">- запретить надевать вещи более высокого уровня на персонажа или моба не достигшего нужного уровня для этого обмундирования, то есть, вещи 30-го уровня может надеть только перс от 30-го левла или выше.</text:p>
          <text:p text:style-name="P3">- связать базу даных вещей с базой даных персонажа.</text:p>
        </text:list-item>
      </text:list>
      <text:p text:style-name="P1"/>
      <text:p text:style-name="P1"/>
      <text:list xml:id="list34583278" text:continue-numbering="true" text:style-name="L1">
        <text:list-item>
          <text:p text:style-name="P3">Работа над чатом игры.</text:p>
          <text:p text:style-name="P3">- <text:s/>игровой чат будет в виде отчета о действиях и событиях сопровождающих игровой процесс, например: герой что-то нашел и поднял: <text:span text:style-name="T1">«</text:span>Храпач86 поднял Коровья Лепешка<text:span text:style-name="T1">», “</text:span>Начинается ночь<text:span text:style-name="T1">”, “</text:span>Храпач96 нашел 12 золота<text:span text:style-name="T1">”, “</text:span>Храпач96 атакует Пьяная Береза», «Пьяная Береза бьет Храпач96 на 15 хп». (Заполнить базу данных для чата которая будет сохранять происходящие действия привязывая их к непосредственному персонажу действия.)</text:p>
        </text:list-item>
      </text:list>
      <text:p text:style-name="P1"><text:s text:c="10"/>- Связать базу данных (фраз) чата с базой данных инвентаря и базой данных обновлений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7H32M11S</meta:editing-duration>
    <meta:editing-cycles>12</meta:editing-cycles>
    <meta:generator>OpenOffice/4.1.2$Win32 OpenOffice.org_project/412m3$Build-9782</meta:generator>
    <dc:date>2018-03-05T14:38:54</dc:date>
    <meta:document-statistic meta:table-count="0" meta:image-count="0" meta:object-count="0" meta:page-count="3" meta:paragraph-count="74" meta:word-count="1005" meta:character-count="6566"/>
    <meta:user-defined meta:name="Info 1"/>
    <meta:user-defined meta:name="Info 2"/>
    <meta:user-defined meta:name="Info 3"/>
    <meta:user-defined meta:name="Info 4"/>
  </office:meta>
</office:document-meta>
</file>